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0.882cm" fo:min-width="0.632cm"/>
    </style:style>
    <style:style style:name="gr2" style:family="graphic" style:parent-style-name="standard">
      <style:graphic-properties draw:fill-color="#66ccff" draw:textarea-horizontal-align="justify" draw:textarea-vertical-align="middle" draw:auto-grow-height="false" fo:min-height="1.15cm" fo:min-width="0.9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fill-color="#66ccff" draw:textarea-horizontal-align="justify" draw:textarea-vertical-align="middle" draw:auto-grow-height="false" fo:min-height="1.55cm" fo:min-width="4.3cm"/>
    </style:style>
    <style:style style:name="gr5" style:family="graphic" style:parent-style-name="standard">
      <style:graphic-properties draw:fill-color="#66ccff" draw:textarea-horizontal-align="justify" draw:textarea-vertical-align="middle" draw:auto-grow-height="false" fo:min-height="1.15cm" fo:min-width="4.3cm"/>
    </style:style>
    <style:style style:name="gr6" style:family="graphic" style:parent-style-name="standard">
      <style:graphic-properties draw:fill-color="#66ccff" draw:textarea-horizontal-align="justify" draw:textarea-vertical-align="middle" draw:auto-grow-height="false" fo:min-height="1.15cm" fo:min-width="1.5cm"/>
    </style:style>
    <style:style style:name="gr7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66cc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  <style:text-properties fo:color="#ff3333"/>
    </style:style>
    <style:style style:name="P5" style:family="paragraph">
      <loext:graphic-properties draw:fill-color="#66ccff"/>
      <style:paragraph-properties fo:text-align="center"/>
      <style:text-properties fo:color="#ff3333"/>
    </style:style>
    <style:style style:name="P6" style:family="paragraph">
      <style:paragraph-properties fo:text-align="center"/>
      <style:text-properties fo:color="#000000"/>
    </style:style>
    <style:style style:name="P7" style:family="paragraph">
      <loext:graphic-properties draw:fill-color="#66ccff"/>
      <style:paragraph-properties fo:text-align="center"/>
      <style:text-properties fo:color="#000000"/>
    </style:style>
    <style:style style:name="P8" style:family="paragraph">
      <loext:graphic-properties draw:fill-color="#ffffff"/>
    </style:style>
    <style:style style:name="T1" style:family="text">
      <style:text-properties fo:color="#ff333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draw:custom-shape draw:style-name="gr1" draw:text-style-name="P1" draw:layer="layout" svg:width="1.6cm" svg:height="1.6cm" svg:x="10.2cm" svg:y="2.199cm">
          <text:p text:style-name="P1">P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4cm" svg:height="1.4cm" svg:x="7.6cm" svg:y="2.199cm">
          <text:p text:style-name="P1">x1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layout" svg:x1="9cm" svg:y1="2.999cm" svg:x2="10.2cm" svg:y2="2.999cm">
          <text:p/>
        </draw:line>
        <draw:custom-shape draw:style-name="gr1" draw:text-style-name="P1" draw:layer="layout" svg:width="1.6cm" svg:height="1.6cm" svg:x="10.2cm" svg:y="5.8cm">
          <text:p text:style-name="P1">P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4.8cm" svg:height="1.8cm" svg:x="4.2cm" svg:y="5.6cm">
          <text:p text:style-name="P4"><text:span text:style-name="T1">(x1+x2+x3+x4)</text:span></text:p>
          <text:p text:style-name="P4"><text:span text:style-name="T1">+(x5+x6+x7+x8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layout" svg:x1="9cm" svg:y1="6.6cm" svg:x2="10.2cm" svg:y2="6.6cm">
          <text:p/>
        </draw:line>
        <draw:custom-shape draw:style-name="gr1" draw:text-style-name="P1" draw:layer="layout" svg:width="1.6cm" svg:height="1.6cm" svg:x="10.2cm" svg:y="9.8cm">
          <text:p text:style-name="P1">P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4.8cm" svg:height="1.4cm" svg:x="4.2cm" svg:y="9.8cm">
          <text:p text:style-name="P6">x5+x6+x7+x8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layout" svg:x1="9cm" svg:y1="10.6cm" svg:x2="10.2cm" svg:y2="10.6cm">
          <text:p/>
        </draw:line>
        <draw:custom-shape draw:style-name="gr1" draw:text-style-name="P1" draw:layer="layout" svg:width="1.6cm" svg:height="1.6cm" svg:x="10.201cm" svg:y="2.2cm">
          <text:p text:style-name="P1">P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6cm" svg:height="1.6cm" svg:x="10.2cm" svg:y="13.8cm">
          <text:p text:style-name="P1">P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4cm" svg:height="1.4cm" svg:x="7.6cm" svg:y="13.8cm">
          <text:p text:style-name="P1">x7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layout" svg:x1="9cm" svg:y1="14.6cm" svg:x2="10.2cm" svg:y2="14.6cm">
          <text:p/>
        </draw:line>
        <draw:custom-shape draw:style-name="gr1" draw:text-style-name="P1" draw:layer="layout" svg:width="1.6cm" svg:height="1.6cm" svg:x="15.4cm" svg:y="2.199cm">
          <text:p text:style-name="P1">P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6cm" svg:height="1.6cm" svg:x="15.4cm" svg:y="5.8cm">
          <text:p text:style-name="P1">P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6cm" svg:height="1.6cm" svg:x="15.4cm" svg:y="9.8cm">
          <text:p text:style-name="P1">P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6cm" svg:height="1.6cm" svg:x="15.401cm" svg:y="2.2cm">
          <text:p text:style-name="P1">P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6cm" svg:height="1.6cm" svg:x="15.4cm" svg:y="13.8cm">
          <text:p text:style-name="P1">P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4cm" svg:height="1.4cm" svg:x="18.2cm" svg:y="2.199cm">
          <text:p text:style-name="P1">x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7" draw:layer="layout" svg:width="2cm" svg:height="1.4cm" svg:x="18.2cm" svg:y="5.8cm">
          <text:p text:style-name="P6">x2+x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7" draw:layer="layout" svg:width="2cm" svg:height="1.4cm" svg:x="18.2cm" svg:y="9.8cm">
          <text:p text:style-name="P6">x6+x8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4cm" svg:height="1.4cm" svg:x="18.2cm" svg:y="13.8cm">
          <text:p text:style-name="P1">x8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layout" svg:x1="17cm" svg:y1="3cm" svg:x2="18.2cm" svg:y2="3cm">
          <text:p/>
        </draw:line>
        <draw:line draw:style-name="gr3" draw:text-style-name="P3" draw:layer="layout" svg:x1="17cm" svg:y1="6.601cm" svg:x2="18.2cm" svg:y2="6.601cm">
          <text:p/>
        </draw:line>
        <draw:line draw:style-name="gr3" draw:text-style-name="P3" draw:layer="layout" svg:x1="17cm" svg:y1="10.601cm" svg:x2="18.2cm" svg:y2="10.601cm">
          <text:p/>
        </draw:line>
        <draw:line draw:style-name="gr3" draw:text-style-name="P3" draw:layer="layout" svg:x1="17cm" svg:y1="14.601cm" svg:x2="18.2cm" svg:y2="14.601cm">
          <text:p/>
        </draw:lin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1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1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19T11:11:34.277513408</meta:creation-date>
    <dc:date>2019-01-19T12:06:10.544439013</dc:date>
    <meta:editing-duration>PT10M25S</meta:editing-duration>
    <meta:editing-cycles>10</meta:editing-cycles>
    <meta:generator>LibreOffice/5.1.6.2$Linux_X86_64 LibreOffice_project/10m0$Build-2</meta:generator>
    <meta:document-statistic meta:object-count="49"/>
  </office:meta>
</office:document-meta>
</file>